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bf62b" officeooo:paragraph-rsid="001bf62b"/>
    </style:style>
    <style:style style:name="P2" style:family="paragraph" style:parent-style-name="Standard">
      <style:text-properties officeooo:rsid="001bf62b" officeooo:paragraph-rsid="001bf62b"/>
    </style:style>
    <style:style style:name="P3" style:family="paragraph" style:parent-style-name="Preformatted_20_Text">
      <style:paragraph-properties fo:margin-left="0cm" fo:margin-right="0cm" fo:text-indent="0cm" style:auto-text-indent="false"/>
      <style:text-properties officeooo:paragraph-rsid="001bf62b"/>
    </style:style>
    <style:style style:name="P4" style:family="paragraph" style:parent-style-name="Preformatted_20_Text">
      <style:text-properties style:text-underline-style="solid" style:text-underline-width="auto" style:text-underline-color="font-color" officeooo:rsid="001bf62b" officeooo:paragraph-rsid="001bf62b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bf62b" officeooo:paragraph-rsid="001bf62b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officeooo:rsid="001e0803" officeooo:paragraph-rsid="001e0803"/>
    </style:style>
    <style:style style:name="P7" style:family="paragraph" style:parent-style-name="Preformatted_20_Text">
      <style:text-properties officeooo:paragraph-rsid="001ce3b0"/>
    </style:style>
    <style:style style:name="P8" style:family="paragraph" style:parent-style-name="Standard">
      <style:text-properties officeooo:paragraph-rsid="001ce3b0"/>
    </style:style>
    <style:style style:name="P9" style:family="paragraph" style:parent-style-name="Preformatted_20_Text">
      <style:text-properties officeooo:rsid="001ce3b0" officeooo:paragraph-rsid="001ce3b0"/>
    </style:style>
    <style:style style:name="P10" style:family="paragraph" style:parent-style-name="Standard">
      <style:text-properties officeooo:rsid="001ce3b0" officeooo:paragraph-rsid="001ce3b0"/>
    </style:style>
    <style:style style:name="P11" style:family="paragraph" style:parent-style-name="Standard">
      <style:text-properties style:text-underline-style="none" officeooo:rsid="001ce3b0" officeooo:paragraph-rsid="001ce3b0"/>
    </style:style>
    <style:style style:name="P12" style:family="paragraph" style:parent-style-name="Preformatted_20_Text">
      <style:text-properties style:text-underline-style="none" officeooo:rsid="001e0803" officeooo:paragraph-rsid="001e0803"/>
    </style:style>
    <style:style style:name="P13" style:family="paragraph" style:parent-style-name="Standard">
      <style:text-properties style:text-underline-style="none" officeooo:rsid="001e0803" officeooo:paragraph-rsid="001e0803"/>
    </style:style>
    <style:style style:name="P14" style:family="paragraph" style:parent-style-name="Standard">
      <style:text-properties officeooo:paragraph-rsid="001e0803"/>
    </style:style>
    <style:style style:name="P15" style:family="paragraph" style:parent-style-name="Preformatted_20_Text">
      <style:text-properties officeooo:rsid="0022cff0" officeooo:paragraph-rsid="0022cff0"/>
    </style:style>
    <style:style style:name="P16" style:family="paragraph" style:parent-style-name="Standard">
      <style:text-properties officeooo:rsid="0022cff0" officeooo:paragraph-rsid="0022cff0"/>
    </style:style>
    <style:style style:name="P17" style:family="paragraph" style:parent-style-name="Standard">
      <style:text-properties officeooo:rsid="0022cff0" officeooo:paragraph-rsid="00274e89"/>
    </style:style>
    <style:style style:name="P18" style:family="paragraph" style:parent-style-name="Standard">
      <style:text-properties officeooo:rsid="0022cff0" officeooo:paragraph-rsid="002a8b54"/>
    </style:style>
    <style:style style:name="P19" style:family="paragraph" style:parent-style-name="Standard">
      <style:text-properties officeooo:rsid="001e84b5" officeooo:paragraph-rsid="001e84b5"/>
    </style:style>
    <style:style style:name="P20" style:family="paragraph" style:parent-style-name="Standard">
      <style:text-properties officeooo:rsid="001e84b5" officeooo:paragraph-rsid="001fd607"/>
    </style:style>
    <style:style style:name="P21" style:family="paragraph" style:parent-style-name="Standard">
      <style:text-properties officeooo:rsid="002223be" officeooo:paragraph-rsid="002223be"/>
    </style:style>
    <style:style style:name="P22" style:family="paragraph" style:parent-style-name="Standard">
      <style:text-properties officeooo:rsid="001fd607" officeooo:paragraph-rsid="001fd607"/>
    </style:style>
    <style:style style:name="P23" style:family="paragraph" style:parent-style-name="Standard">
      <style:text-properties officeooo:paragraph-rsid="0023f1e0"/>
    </style:style>
    <style:style style:name="P24" style:family="paragraph" style:parent-style-name="Standard">
      <style:text-properties officeooo:paragraph-rsid="0022cff0"/>
    </style:style>
    <style:style style:name="P25" style:family="paragraph" style:parent-style-name="Standard">
      <style:text-properties officeooo:rsid="002ba93e" officeooo:paragraph-rsid="002ba93e"/>
    </style:style>
    <style:style style:name="P26" style:family="paragraph" style:parent-style-name="Preformatted_20_Text">
      <style:text-properties officeooo:paragraph-rsid="001bf62b"/>
    </style:style>
    <style:style style:name="P27" style:family="paragraph" style:parent-style-name="Preformatted_20_Text">
      <style:text-properties officeooo:rsid="001bf62b" officeooo:paragraph-rsid="002cac46"/>
    </style:style>
    <style:style style:name="P2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2dd942"/>
    </style:style>
    <style:style style:name="P29" style:family="paragraph" style:parent-style-name="Standard">
      <style:text-properties officeooo:rsid="001bf62b" officeooo:paragraph-rsid="001bf62b"/>
    </style:style>
    <style:style style:name="T1" style:family="text">
      <style:text-properties officeooo:rsid="001bf62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fd607"/>
    </style:style>
    <style:style style:name="T4" style:family="text">
      <style:text-properties style:text-underline-style="solid" style:text-underline-width="auto" style:text-underline-color="font-color" officeooo:rsid="0025a8d5"/>
    </style:style>
    <style:style style:name="T5" style:family="text">
      <style:text-properties officeooo:rsid="001ce3b0"/>
    </style:style>
    <style:style style:name="T6" style:family="text">
      <style:text-properties style:text-underline-style="none"/>
    </style:style>
    <style:style style:name="T7" style:family="text">
      <style:text-properties style:text-underline-style="none" loext:padding="0cm" loext:border="none"/>
    </style:style>
    <style:style style:name="T8" style:family="text">
      <style:text-properties style:text-underline-style="none" officeooo:rsid="001ce3b0" loext:padding="0cm" loext:border="none"/>
    </style:style>
    <style:style style:name="T9" style:family="text">
      <style:text-properties style:text-underline-style="none" officeooo:rsid="001bf62b"/>
    </style:style>
    <style:style style:name="T10" style:family="text">
      <style:text-properties style:text-underline-style="none" officeooo:rsid="001bf62b" loext:padding="0cm" loext:border="none"/>
    </style:style>
    <style:style style:name="T11" style:family="text">
      <style:text-properties style:text-underline-style="none" officeooo:rsid="001e0803"/>
    </style:style>
    <style:style style:name="T12" style:family="text">
      <style:text-properties style:text-underline-style="none" officeooo:rsid="0025a8d5"/>
    </style:style>
    <style:style style:name="T13" style:family="text">
      <style:text-properties style:text-underline-style="none" officeooo:rsid="002cac46" loext:padding="0cm" loext:border="none"/>
    </style:style>
    <style:style style:name="T14" style:family="text">
      <style:text-properties style:text-underline-style="none" officeooo:rsid="002dd942" loext:padding="0cm" loext:border="none"/>
    </style:style>
    <style:style style:name="T15" style:family="text">
      <style:text-properties officeooo:rsid="001fd607"/>
    </style:style>
    <style:style style:name="T16" style:family="text">
      <style:text-properties officeooo:rsid="0021416c"/>
    </style:style>
    <style:style style:name="T17" style:family="text">
      <style:text-properties officeooo:rsid="00231ab2"/>
    </style:style>
    <style:style style:name="T18" style:family="text">
      <style:text-properties fo:color="#dd1144" loext:opacity="100%" fo:font-size="10pt" style:font-size-asian="10pt" style:font-size-complex="10pt"/>
    </style:style>
    <style:style style:name="T19" style:family="text">
      <style:text-properties fo:color="#dd1144" loext:opacity="100%" fo:font-size="10pt" officeooo:rsid="0023f1e0" style:font-size-asian="10pt" style:font-size-complex="10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officeooo:rsid="0023f1e0" style:font-size-asian="10pt" style:font-size-complex="10pt"/>
    </style:style>
    <style:style style:name="T22" style:family="text">
      <style:text-properties fo:font-size="10pt" style:text-underline-style="solid" style:text-underline-width="auto" style:text-underline-color="font-color" officeooo:rsid="0023a25e" style:font-size-asian="10pt" style:font-size-complex="10pt"/>
    </style:style>
    <style:style style:name="T23" style:family="text">
      <style:text-properties officeooo:rsid="0025a8d5"/>
    </style:style>
    <style:style style:name="T24" style:family="text">
      <style:text-properties officeooo:rsid="0022cff0"/>
    </style:style>
    <style:style style:name="T25" style:family="text">
      <style:text-properties officeooo:rsid="0028c963"/>
    </style:style>
    <style:style style:name="T26" style:family="text">
      <style:text-properties officeooo:rsid="002a8b54"/>
    </style:style>
    <style:style style:name="T27" style:family="text">
      <style:text-properties officeooo:rsid="002ba93e"/>
    </style:style>
    <style:style style:name="T28" style:family="text">
      <style:text-properties fo:color="#c9211e" loext:opacity="100%"/>
    </style:style>
    <style:style style:name="T29" style:family="text">
      <style:text-properties fo:color="#3465a4" loext:opacity="100%"/>
    </style:style>
    <style:style style:name="T30" style:family="text">
      <style:text-properties fo:color="#3465a4" loext:opacity="100%" officeooo:rsid="002ba93e"/>
    </style:style>
    <style:style style:name="T31" style:family="text">
      <style:text-properties fo:color="#3465a4" loext:opacity="100%" style:text-underline-style="none" officeooo:rsid="002dd942" loext:padding="0cm" loext:border="none"/>
    </style:style>
    <style:style style:name="T32" style:family="text">
      <style:text-properties fo:color="#3faf46" loext:opacity="100%"/>
    </style:style>
    <style:style style:name="T33" style:family="text">
      <style:text-properties fo:color="#3faf46" loext:opacity="100%" officeooo:rsid="002ba93e"/>
    </style:style>
    <style:style style:name="T34" style:family="text">
      <style:text-properties officeooo:rsid="002cac46"/>
    </style:style>
    <style:style style:name="T35" style:family="text">
      <style:text-properties fo:color="#2a6099" loext:opacity="100%" style:text-underline-style="none" loext:padding="0cm" loext:border="none"/>
    </style:style>
    <style:style style:name="T36" style:family="text">
      <style:text-properties fo:color="#2a6099" loext:opacity="100%" style:text-underline-style="none" officeooo:rsid="001ce3b0" loext:padding="0cm" loext:border="none"/>
    </style:style>
    <style:style style:name="T37" style:family="text">
      <style:text-properties fo:color="#2a6099" loext:opacity="100%" style:text-underline-style="none" officeooo:rsid="002cac46" loext:padding="0cm" loext:border="none"/>
    </style:style>
    <style:style style:name="T38" style:family="text">
      <style:text-properties fo:color="#2a6099" loext:opacity="100%" style:text-underline-style="none" officeooo:rsid="002dd942" loext:padding="0cm" loext:border="none"/>
    </style:style>
    <style:style style:name="T39" style:family="text">
      <style:text-properties fo:color="#069a2e" loext:opacity="100%"/>
    </style:style>
    <style:style style:name="T40" style:family="text">
      <style:text-properties fo:color="#069a2e" loext:opacity="100%" style:text-underline-style="none" loext:padding="0cm" loext:border="none"/>
    </style:style>
    <style:style style:name="T41" style:family="text">
      <style:text-properties fo:color="#069a2e" loext:opacity="100%" style:text-underline-style="none" officeooo:rsid="001ce3b0" loext:padding="0cm" loext:border="none"/>
    </style:style>
    <style:style style:name="T42" style:family="text">
      <style:text-properties fo:color="#069a2e" loext:opacity="100%" style:text-underline-style="none" officeooo:rsid="002cac46" loext:padding="0cm" loext:border="none"/>
    </style:style>
    <style:style style:name="T43" style:family="text">
      <style:text-properties fo:color="#069a2e" loext:opacity="100%" style:text-underline-style="none" officeooo:rsid="002dd942" loext:padding="0cm" loext:border="none"/>
    </style:style>
    <style:style style:name="T44" style:family="text">
      <style:text-properties fo:color="#069a2e" loext:opacity="100%" officeooo:rsid="001bf62b"/>
    </style:style>
    <style:style style:name="T45" style:family="text">
      <style:text-properties officeooo:rsid="002dd9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andas</text:p>
      <text:p text:style-name="P2"/>
      <text:p text:style-name="P2"><text:span text:style-name="T2">create </text:span>:</text:p>
      <text:p text:style-name="P2"><text:tab/><text:span text:style-name="T34"># from a list → </text:span><text:span text:style-name="T45">1 colonne</text:span></text:p>
      <text:p text:style-name="P26"><text:tab/>df = pd.DataFrame(list, columns=['<text:span text:style-name="T34">col_title</text:span>'])</text:p>
      <text:p text:style-name="P2"/>
      <text:p text:style-name="P2"><text:tab/><text:span text:style-name="T34"># </text:span><text:span text:style-name="T45">by </text:span><text:span text:style-name="T34">col</text:span></text:p>
      <text:p text:style-name="P1"><text:tab/>pd.DataFrame({'<text:span text:style-name="T29">Col0_title': ['c0r0_value', 'c0r1_value'</text:span>], </text:p>
      <text:p text:style-name="P3"><text:s text:c="14"/><text:tab/><text:span text:style-name="T39">'</text:span><text:span text:style-name="T44">col1_title</text:span><text:span text:style-name="T39">': ['</text:span><text:span text:style-name="T44">c1r0_value</text:span><text:span text:style-name="T39">', '</text:span><text:span text:style-name="T44">c1r1_value</text:span><text:span text:style-name="T39">']</text:span>},</text:p>
      <text:p text:style-name="P28"><text:s text:c="13"/><text:tab/>index=['<text:span text:style-name="T1">r0_title</text:span>', '<text:span text:style-name="T1">r1_title</text:span>'])<text:tab/><text:span text:style-name="Source_20_Text"><text:span text:style-name="T13"># </text:span></text:span><text:span text:style-name="Source_20_Text"><text:span text:style-name="T31">c</text:span></text:span><text:span text:style-name="Source_20_Text"><text:span text:style-name="T38">ol_0</text:span></text:span><text:span text:style-name="Source_20_Text"><text:span text:style-name="T37">,</text:span></text:span><text:span text:style-name="Source_20_Text"><text:span text:style-name="T43">col_1</text:span></text:span></text:p>
      <text:p text:style-name="P27"><text:span text:style-name="Source_20_Text"><text:span text:style-name="T7"><text:tab/></text:span></text:span><text:span text:style-name="Source_20_Text"><text:span text:style-name="T13"># by row</text:span></text:span></text:p>
      <text:p text:style-name="P27"><text:span text:style-name="Source_20_Text"><text:span text:style-name="T7"><text:tab/>pd.DataFrame([</text:span></text:span><text:span text:style-name="Source_20_Text"><text:span text:style-name="T35">[</text:span></text:span><text:span text:style-name="Source_20_Text"><text:span text:style-name="T36">c0r0</text:span></text:span><text:span text:style-name="Source_20_Text"><text:span text:style-name="T35">, </text:span></text:span><text:span text:style-name="Source_20_Text"><text:span text:style-name="T36">c1r0</text:span></text:span><text:span text:style-name="Source_20_Text"><text:span text:style-name="T35">]</text:span></text:span><text:span text:style-name="Source_20_Text"><text:span text:style-name="T7">, </text:span></text:span><text:span text:style-name="Source_20_Text"><text:span text:style-name="T40">[</text:span></text:span><text:span text:style-name="Source_20_Text"><text:span text:style-name="T41">c0r1</text:span></text:span><text:span text:style-name="Source_20_Text"><text:span text:style-name="T40">, </text:span></text:span><text:span text:style-name="Source_20_Text"><text:span text:style-name="T41">c1r1</text:span></text:span><text:span text:style-name="Source_20_Text"><text:span text:style-name="T40">]</text:span></text:span><text:span text:style-name="Source_20_Text"><text:span text:style-name="T7">], <text:tab/></text:span></text:span><text:span text:style-name="Source_20_Text"><text:span text:style-name="T13"># </text:span></text:span><text:span text:style-name="Source_20_Text"><text:span text:style-name="T37">row</text:span></text:span><text:span text:style-name="Source_20_Text"><text:span text:style-name="T38">0</text:span></text:span><text:span text:style-name="Source_20_Text"><text:span text:style-name="T37">,</text:span></text:span><text:span text:style-name="Source_20_Text"><text:span text:style-name="T42">row</text:span></text:span><text:span text:style-name="Source_20_Text"><text:span text:style-name="T43">1</text:span></text:span></text:p>
      <text:p text:style-name="P7"><text:span text:style-name="Source_20_Text"><text:span text:style-name="T10"><text:tab/><text:tab/>columns=['Col0_title', 'col1_title'],</text:span></text:span></text:p>
      <text:p text:style-name="P7"><text:span text:style-name="Source_20_Text"><text:span text:style-name="T7"><text:tab/><text:tab/>i</text:span></text:span><text:span text:style-name="Source_20_Text"><text:span text:style-name="T8">n</text:span></text:span><text:span text:style-name="Source_20_Text"><text:span text:style-name="T7">dex=['</text:span></text:span><text:span text:style-name="Source_20_Text"><text:span text:style-name="T10">r0_title</text:span></text:span><text:span text:style-name="Source_20_Text"><text:span text:style-name="T7">', '</text:span></text:span><text:span text:style-name="Source_20_Text"><text:span text:style-name="T10">r1_title</text:span></text:span><text:span text:style-name="Source_20_Text"><text:span text:style-name="T7">'])</text:span></text:span></text:p>
      <text:p text:style-name="P4"/>
      <text:p text:style-name="P26"><text:span text:style-name="T9"><text:tab/></text:span></text:p>
      <text:p text:style-name="P1"><text:span text:style-name="T2"/></text:p>
      <text:p text:style-name="P1"><text:span text:style-name="T2"/></text:p>
      <text:p text:style-name="P1"><text:span text:style-name="T2">1 column df</text:span> : series (= list)</text:p>
      <text:p text:style-name="P1"/>
      <text:p text:style-name="P1"><text:tab/>pd.Series([1, 2, 3, 4, 5])</text:p>
      <text:p text:style-name="P2"/>
      <text:p text:style-name="P1"><text:tab/>pd.Series([val0, val1, val2], </text:p>
      <text:p text:style-name="P1"><text:tab/><text:tab/>index=['r0_title', 'r1_title', 'r2_title'], </text:p>
      <text:p text:style-name="P1"><text:tab/><text:tab/>name='col_name')</text:p>
      <text:p text:style-name="P2"/>
      <text:p text:style-name="P2"/>
      <text:p text:style-name="P10"><text:tab/>df.shape → returns (i, j) : i lignes, j columns</text:p>
      <text:p text:style-name="P10"/>
      <text:p text:style-name="P10"><text:span text:style-name="T2">Access </text:span>:</text:p>
      <text:p text:style-name="P10"/>
      <text:p text:style-name="P10"><text:tab/>df.col1 → access the col1 of the df DataFrame</text:p>
      <text:p text:style-name="P10"><text:tab/>df[‘col1’] → idem</text:p>
      <text:p text:style-name="P10"><text:tab/>df[‘col1’] [0] → access the col1, row0 of the df DataFrame</text:p>
      <text:p text:style-name="P10"/>
      <text:p text:style-name="P11"><text:span text:style-name="T2">Index-based selection</text:span> :</text:p>
      <text:p text:style-name="P10"/>
      <text:p text:style-name="P10"><text:tab/>df.iloc[ : , :] → select (every rows / every col)</text:p>
      <text:p text:style-name="P10"><text:tab/>df.iloc[:3, 0] → select (rows 0,1,2 / col 0)</text:p>
      <text:p text:style-name="P10"><text:tab/>df.iloc[[1,5],[2,4]] → select (rows 1,5 / col 2,4)</text:p>
      <text:p text:style-name="P10"><text:tab/>df.iloc[:100] → les 100 premiers</text:p>
      <text:p text:style-name="P10"/>
      <text:p text:style-name="P10"><text:span text:style-name="T2">Label-based selection</text:span> :</text:p>
      <text:p text:style-name="P10"/>
      <text:p text:style-name="P10"><text:tab/>df.loc[ :, [‘col1’, ‘col2’]] → select every rows of col1 and col2</text:p>
      <text:p text:style-name="P10"><text:tab/>df.loc[:99] → les 100 premiers</text:p>
      <text:p text:style-name="P10"/>
      <text:p text:style-name="P10"><text:span text:style-name="T2">index manipulation</text:span> :</text:p>
      <text:p text:style-name="P10"><text:tab/>df.set_index(‘title’)</text:p>
      <text:p text:style-name="P10"/>
      <text:p text:style-name="P23"><text:span text:style-name="Source_20_Text"><text:span text:style-name="T22">change column order</text:span></text:span></text:p>
      <text:p text:style-name="P8"><text:span text:style-name="T5"><text:tab/></text:span><text:span text:style-name="Source_20_Text"><text:span text:style-name="T20">df = df.reindex(columns=[</text:span></text:span><text:span text:style-name="Source_20_Text"><text:span text:style-name="T18">'col3'</text:span></text:span><text:span text:style-name="Source_20_Text"><text:span text:style-name="T20">, </text:span></text:span><text:span text:style-name="Source_20_Text"><text:span text:style-name="T18">'col1'</text:span></text:span><text:span text:style-name="Source_20_Text"><text:span text:style-name="T20">, </text:span></text:span><text:span text:style-name="Source_20_Text"><text:span text:style-name="T18">'col2'</text:span></text:span><text:span text:style-name="Source_20_Text"><text:span text:style-name="T20">])</text:span></text:span></text:p>
      <text:p text:style-name="P23"><text:span text:style-name="Source_20_Text"><text:span text:style-name="T20"><text:tab/></text:span></text:span><text:span text:style-name="Source_20_Text"><text:span text:style-name="T21">df = df[[</text:span></text:span><text:span text:style-name="Source_20_Text"><text:span text:style-name="T19">'col3'</text:span></text:span><text:span text:style-name="Source_20_Text"><text:span text:style-name="T21">, </text:span></text:span><text:span text:style-name="Source_20_Text"><text:span text:style-name="T19">'col1'</text:span></text:span><text:span text:style-name="Source_20_Text"><text:span text:style-name="T21">, </text:span></text:span><text:span text:style-name="Source_20_Text"><text:span text:style-name="T19">'col2'</text:span></text:span><text:span text:style-name="Source_20_Text"><text:span text:style-name="T21">]]</text:span></text:span></text:p>
      <text:p text:style-name="P10"/>
      <text:p text:style-name="P10"/>
      <text:p text:style-name="P10"><text:soft-page-break/><text:span text:style-name="T2">conditionnal selection</text:span> :</text:p>
      <text:p text:style-name="P9"><text:tab/>reviews.country == 'Italy'</text:p>
      <text:p text:style-name="P9"><text:tab/>reviews.loc[reviews.country == 'Italy']</text:p>
      <text:p text:style-name="P9"><text:tab/>reviews.loc[(reviews.country == 'Italy') &amp; (reviews.points &gt;= 90)]</text:p>
      <text:p text:style-name="P9"/>
      <text:p text:style-name="P9"><text:tab/>isin</text:p>
      <text:p text:style-name="P9"><text:tab/>reviews.loc[reviews.country.isin(['Italy', 'France'])]</text:p>
      <text:p text:style-name="P10"/>
      <text:p text:style-name="P10"><text:tab/>isnull or notnull</text:p>
      <text:p text:style-name="P8"><text:span text:style-name="T5"><text:tab/></text:span>reviews.loc[reviews.price.notnull()]</text:p>
      <text:p text:style-name="P8"/>
      <text:p text:style-name="P10"><text:span text:style-name="T2">assigning data</text:span> :</text:p>
      <text:p text:style-name="P9"><text:tab/>reviews['critic'] = 'everyone'</text:p>
      <text:p text:style-name="P10"/>
      <text:p text:style-name="P6">Functions and method <text:span text:style-name="T6">:</text:span></text:p>
      <text:p text:style-name="P13"><text:tab/>df.decribe()</text:p>
      <text:p text:style-name="P13"><text:tab/>df.col.mean() → return the average</text:p>
      <text:p text:style-name="P13"><text:tab/>df.col.unique() → return all the value encountered (at least once)</text:p>
      <text:p text:style-name="P13"><text:tab/>df.col.value_counts() → count how many time a value is encountered</text:p>
      <text:p text:style-name="P13"><text:tab/><text:span text:style-name="T16">df.size() → </text:span></text:p>
      <text:p text:style-name="P6"><text:span text:style-name="T6"/></text:p>
      <text:p text:style-name="P13"><text:tab/>map()</text:p>
      <text:p text:style-name="P12"><text:tab/><text:tab/>reviews.points.map(lambda p: p - review_points_mean)</text:p>
      <text:p text:style-name="P13"><text:tab/><text:tab/>return a series where all value are transformed (keeps the original)</text:p>
      <text:p text:style-name="P6"><text:span text:style-name="T6"/></text:p>
      <text:p text:style-name="P13"><text:tab/><text:tab/>reviews.description.map(lambda desc: "tropical" in desc).sum()</text:p>
      <text:p text:style-name="P6"><text:span text:style-name="T6"/></text:p>
      <text:p text:style-name="P6"><text:span text:style-name="T6"/></text:p>
      <text:p text:style-name="P13"><text:tab/>apply()</text:p>
      <text:p text:style-name="P14"><text:span text:style-name="T11"><text:tab/><text:tab/></text:span><text:span text:style-name="T6">reviews.apply(</text:span><text:span text:style-name="T11">function</text:span><text:span text:style-name="T6">, axis='columns')</text:span></text:p>
      <text:p text:style-name="P13"><text:tab/><text:tab/>return a dataFrame with the function applied to the column</text:p>
      <text:p text:style-name="P13"><text:tab/><text:tab/>axis = index : applies to rows</text:p>
      <text:p text:style-name="P13"/>
      <text:p text:style-name="P6"><text:span text:style-name="T6"/></text:p>
      <text:p text:style-name="P19"><text:span text:style-name="T2">Grouping</text:span> :</text:p>
      <text:p text:style-name="P19"/>
      <text:p text:style-name="P19"><text:tab/>df.groupby(‘col1’).col2.method() → group by col1, value = method on col2</text:p>
      <text:p text:style-name="P19"/>
      <text:p text:style-name="P19"><text:tab/>df.groupby([‘col1’, ‘col5’]).col2.method() → grouping several columns</text:p>
      <text:p text:style-name="P19"/>
      <text:p text:style-name="P20"><text:tab/>df.groupby(‘col1’). Col2.<text:span text:style-name="T15">agg([funtion1, function,2,…])</text:span></text:p>
      <text:p text:style-name="P20"><text:tab/><text:tab/><text:span text:style-name="T25">ou</text:span><text:tab/><text:tab/><text:tab/>.agg(<text:span text:style-name="T25">new_col </text:span>=('<text:span text:style-name="T25">old_col</text:span>','<text:span text:style-name="T25">function</text:span>')<text:span text:style-name="T25">)</text:span></text:p>
      <text:p text:style-name="P20"/>
      <text:p text:style-name="P20"><text:tab/>→ <text:span text:style-name="T15">can create multi-index</text:span></text:p>
      <text:p text:style-name="P20"><text:tab/><text:tab/><text:span text:style-name="T15">df.reset_index()</text:span></text:p>
      <text:p text:style-name="P20"/>
      <text:p text:style-name="P20"><text:span text:style-name="T3">S</text:span><text:span text:style-name="T2">orting</text:span> :</text:p>
      <text:p text:style-name="P20"><text:tab/><text:span text:style-name="T15">df.sort_values(by=’col’) → sorting in ascending order</text:span></text:p>
      <text:p text:style-name="P20"><text:tab/><text:span text:style-name="T15">df.sort_values(by=[’col’, ‘col2’])</text:span></text:p>
      <text:p text:style-name="P22"><text:tab/>df.sort_values(by=’col’, ascending=False) → sorting in descending order</text:p>
      <text:p text:style-name="P20"><text:tab/><text:span text:style-name="T15">df.sort_index()→ sorintg by index</text:span></text:p>
      <text:p text:style-name="P20"/>
      <text:p text:style-name="P20"/>
      <text:p text:style-name="P21"><text:span text:style-name="T2">Types </text:span>:</text:p>
      <text:p text:style-name="P21"><text:soft-page-break/><text:tab/>df.dtypes →<text:tab/>return the types of every columns</text:p>
      <text:p text:style-name="P21"><text:tab/>df.col.dtype → return the col type</text:p>
      <text:p text:style-name="P21"><text:tab/>df.col.astype(‘float64’) → turn the type in float64 if possible</text:p>
      <text:p text:style-name="P21"/>
      <text:p text:style-name="P21"><text:span text:style-name="T2">Missing data</text:span> :</text:p>
      <text:p text:style-name="P21"><text:tab/>Nan = value for missing data (type = float64)</text:p>
      <text:p text:style-name="P21"><text:tab/>select Nan <text:tab/><text:tab/>→ pd.isnull() </text:p>
      <text:p text:style-name="P21"><text:tab/>select non Nan <text:tab/>→ pd.notnull() </text:p>
      <text:p text:style-name="P21"/>
      <text:p text:style-name="P21"><text:tab/>replace Nan<text:tab/><text:tab/>→ df.col.fillna(‘value’)</text:p>
      <text:p text:style-name="P21"><text:tab/>replace a value<text:tab/>→ df.col.replace(‘old value’, ‘new value’)</text:p>
      <text:p text:style-name="P21"/>
      <text:p text:style-name="P21"/>
      <text:p text:style-name="P16"><text:span text:style-name="T2">Renaming </text:span>:</text:p>
      <text:p text:style-name="P16"><text:tab/>df.rename(columns={‘old name’ : ‘new name’}<text:span text:style-name="T17">)</text:span></text:p>
      <text:p text:style-name="P18"><text:tab/><text:span text:style-name="T26">df</text:span>.columns = ["<text:span text:style-name="T26">name1</text:span>","<text:span text:style-name="T26">name2</text:span>","trans_<text:span text:style-name="T26">name3</text:span>","<text:span text:style-name="T26">name4</text:span>"<text:span text:style-name="T26">]</text:span></text:p>
      <text:p text:style-name="P16"/>
      <text:p text:style-name="P16"/>
      <text:p text:style-name="P16"><text:tab/>df.rename(index={0 :’name0’, 1 : ‘name1’}<text:span text:style-name="T17">)</text:span></text:p>
      <text:p text:style-name="P16"><text:tab/>set_index() → transform a column into index</text:p>
      <text:p text:style-name="P16"><text:tab/>rename_axis()</text:p>
      <text:p text:style-name="P15"><text:tab/><text:tab/>df.rename_axis("wines", axis='rows')</text:p>
      <text:p text:style-name="P15"><text:tab/><text:tab/><text:tab/>.df_axis("fields", axis='columns')</text:p>
      <text:p text:style-name="P16"><text:span text:style-name="T2">Combining </text:span><text:span text:style-name="T4">Df</text:span><text:span text:style-name="T12"> </text:span>:</text:p>
      <text:p text:style-name="P17"><text:tab/>df = df1.<text:span text:style-name="T23">merge</text:span>(df2, how = 'left', on = 'product_id')</text:p>
      <text:p text:style-name="P16"/>
      <text:p text:style-name="P16"><text:tab/>pd.concat([df1, df2]) <text:tab/><text:tab/><text:tab/><text:tab/>→ df2 « under » df1</text:p>
      <text:p text:style-name="P16"/>
      <text:p text:style-name="P16"><text:tab/>df1.jo<text:span text:style-name="T17">i</text:span>n(df2, lsuffix=’_1’, rsuffix=’_2’)<text:tab/>→ needs index in common</text:p>
      <text:p text:style-name="P24"><text:span text:style-name="T24"><text:tab/></text:span><text:span text:style-name="T17">df1</text:span><text:span text:style-name="T24">.set_index("ID").join(</text:span><text:span text:style-name="T17">df2</text:span><text:span text:style-name="T24">.set_index("ID"))</text:span></text:p>
      <text:p text:style-name="P16"/>
      <text:p text:style-name="P16"/>
      <text:p text:style-name="P25"><text:span text:style-name="T2">Manipulating </text:span>:</text:p>
      <text:p text:style-name="P25"/>
      <text:p text:style-name="P25"># new column in function of another :</text:p>
      <text:p text:style-name="P25"><text:tab/>df<text:span text:style-name="T24">['</text:span>new_col<text:span text:style-name="T24">'] </text:span>= np.where(<text:span text:style-name="T29">condition</text:span>, <text:span text:style-name="T32">value if cond is true</text:span>, <text:span text:style-name="T28">else</text:span>)</text:p>
      <text:p text:style-name="P16"><text:span text:style-name="T27"><text:tab/>df</text:span>['<text:span text:style-name="T27">new_col</text:span>'] = np.where(<text:span text:style-name="T30">df</text:span><text:span text:style-name="T29">['</text:span><text:span text:style-name="T30">col</text:span><text:span text:style-name="T29">'] == 'approved'</text:span>, <text:span text:style-name="T33">df</text:span><text:span text:style-name="T32">['amount']</text:span>, <text:span text:style-name="T28">np.nan</text:span>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4:57:20.296000000</meta:creation-date>
    <dc:date>2024-07-10T08:21:43.233157082</dc:date>
    <meta:editing-duration>PT8H36M</meta:editing-duration>
    <meta:editing-cycles>20</meta:editing-cycles>
    <meta:generator>LibreOffice/24.2.4.2$Linux_X86_64 LibreOffice_project/420$Build-2</meta:generator>
    <meta:document-statistic meta:table-count="0" meta:image-count="0" meta:object-count="0" meta:page-count="3" meta:paragraph-count="99" meta:word-count="460" meta:character-count="3645" meta:non-whitespace-character-count="3144"/>
  </office:meta>
</office:document-meta>
</file>